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Goudy Old Style" svg:font-family="'Goudy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f1ec" officeooo:paragraph-rsid="000ff1ec"/>
    </style:style>
    <style:style style:name="P2" style:family="paragraph" style:parent-style-name="Standard">
      <style:paragraph-properties fo:text-align="start" style:justify-single-word="false"/>
      <style:text-properties officeooo:rsid="000ff1ec" officeooo:paragraph-rsid="000ff1ec"/>
    </style:style>
    <style:style style:name="P3" style:family="paragraph" style:parent-style-name="Standard">
      <style:paragraph-properties fo:text-align="center" style:justify-single-word="false"/>
      <style:text-properties officeooo:rsid="000ff1ec"/>
    </style:style>
    <style:style style:name="P4" style:family="paragraph" style:parent-style-name="Standard">
      <style:paragraph-properties fo:text-align="start" style:justify-single-word="false"/>
      <style:text-properties fo:font-weight="bold" officeooo:rsid="000ff1ec" officeooo:paragraph-rsid="000ff1ec" style:font-weight-asian="bold" style:font-weight-complex="bold"/>
    </style:style>
    <style:style style:name="P5" style:family="paragraph" style:parent-style-name="Standard">
      <style:paragraph-properties fo:text-align="start" style:justify-single-word="false"/>
      <style:text-properties fo:font-style="normal" fo:font-weight="bold" officeooo:rsid="000ff1ec" officeooo:paragraph-rsid="0019858f"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rsid="000ff1ec" officeooo:paragraph-rsid="000ff1ec"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officeooo:rsid="004850a7" officeooo:paragraph-rsid="004850a7"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officeooo:rsid="003d9bfc" officeooo:paragraph-rsid="00307e82" style:font-style-asian="normal" style:font-style-complex="normal"/>
    </style:style>
    <style:style style:name="P9" style:family="paragraph" style:parent-style-name="Standard">
      <style:text-properties officeooo:rsid="002ef590" officeooo:paragraph-rsid="002ef590"/>
    </style:style>
    <style:style style:name="P10" style:family="paragraph" style:parent-style-name="Standard">
      <style:paragraph-properties fo:text-align="start" style:justify-single-word="false"/>
      <style:text-properties officeooo:paragraph-rsid="00413154"/>
    </style:style>
    <style:style style:name="P11" style:family="paragraph" style:parent-style-name="Standard">
      <style:paragraph-properties fo:text-align="start" style:justify-single-word="false"/>
      <style:text-properties officeooo:paragraph-rsid="0041c319"/>
    </style:style>
    <style:style style:name="P12" style:family="paragraph" style:parent-style-name="Standard">
      <style:paragraph-properties fo:text-align="start" style:justify-single-word="false"/>
      <style:text-properties fo:font-weight="normal" officeooo:rsid="003f860a" officeooo:paragraph-rsid="003f860a" style:font-weight-asian="normal" style:font-weight-complex="normal"/>
    </style:style>
    <style:style style:name="P13" style:family="paragraph" style:parent-style-name="Standard">
      <style:paragraph-properties fo:text-align="start" style:justify-single-word="false"/>
      <style:text-properties fo:font-weight="normal" officeooo:rsid="0044410a" officeooo:paragraph-rsid="0044410a" style:font-weight-asian="normal" style:font-weight-complex="normal"/>
    </style:style>
    <style:style style:name="P14" style:family="paragraph" style:parent-style-name="Standard">
      <style:paragraph-properties fo:text-align="start" style:justify-single-word="false"/>
      <style:text-properties officeooo:rsid="00138259" officeooo:paragraph-rsid="00307e82"/>
    </style:style>
    <style:style style:name="P15" style:family="paragraph" style:parent-style-name="Standard">
      <style:paragraph-properties fo:text-align="start" style:justify-single-word="false"/>
      <style:text-properties officeooo:rsid="00413154" officeooo:paragraph-rsid="00413154"/>
    </style:style>
    <style:style style:name="P16" style:family="paragraph" style:parent-style-name="Standard">
      <style:paragraph-properties fo:text-align="start" style:justify-single-word="false"/>
      <style:text-properties style:font-name="Liberation Serif" fo:font-size="12pt" officeooo:rsid="0041c319" officeooo:paragraph-rsid="0041c319"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fo:font-style="normal" fo:font-weight="normal" officeooo:rsid="00307e82" officeooo:paragraph-rsid="0041315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Consolas" fo:font-size="10pt" fo:font-style="normal" fo:font-weight="normal" officeooo:rsid="0041c319" officeooo:paragraph-rsid="0041c319" style:font-size-asian="10pt"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Goudy Old Style" fo:font-style="italic" officeooo:paragraph-rsid="00413154" style:font-style-asian="italic" style:font-style-complex="italic"/>
    </style:style>
    <style:style style:name="T1" style:family="text">
      <style:text-properties officeooo:rsid="001257d0"/>
    </style:style>
    <style:style style:name="T2" style:family="text">
      <style:text-properties officeooo:rsid="0021ee41"/>
    </style:style>
    <style:style style:name="T3" style:family="text">
      <style:text-properties fo:font-style="italic" style:font-style-asian="italic" style:font-style-complex="italic"/>
    </style:style>
    <style:style style:name="T4" style:family="text">
      <style:text-properties fo:font-style="italic" officeooo:rsid="0021ee41" style:font-style-asian="italic" style:font-style-complex="italic"/>
    </style:style>
    <style:style style:name="T5" style:family="text">
      <style:text-properties fo:font-style="italic" officeooo:rsid="003d9bfc" style:font-style-asian="italic" style:font-style-complex="italic"/>
    </style:style>
    <style:style style:name="T6" style:family="text">
      <style:text-properties fo:font-weight="normal" officeooo:rsid="003f860a" style:font-weight-asian="normal" style:font-weight-complex="normal"/>
    </style:style>
    <style:style style:name="T7" style:family="text">
      <style:text-properties fo:font-weight="normal" officeooo:rsid="00413154" style:font-weight-asian="normal" style:font-weight-complex="normal"/>
    </style:style>
    <style:style style:name="T8" style:family="text">
      <style:text-properties fo:font-style="normal" officeooo:rsid="003d9bfc" style:font-style-asian="normal" style:font-style-complex="normal"/>
    </style:style>
    <style:style style:name="T9" style:family="text">
      <style:text-properties fo:font-style="normal" fo:font-weight="normal" officeooo:rsid="0034f4ea" style:font-style-asian="normal" style:font-weight-asian="normal" style:font-style-complex="normal" style:font-weight-complex="normal"/>
    </style:style>
    <style:style style:name="T10" style:family="text">
      <style:text-properties fo:font-style="normal" fo:font-weight="normal" officeooo:rsid="0041c319" style:font-style-asian="normal" style:font-weight-asian="normal" style:font-style-complex="normal" style:font-weight-complex="normal"/>
    </style:style>
    <style:style style:name="T11" style:family="text">
      <style:text-properties officeooo:rsid="003d3a5f"/>
    </style:style>
    <style:style style:name="T12" style:family="text">
      <style:text-properties fo:color="#000000"/>
    </style:style>
    <style:style style:name="T13" style:family="text">
      <style:text-properties fo:color="#000000" style:font-name="Consolas" fo:font-size="10pt" style:font-size-asian="10pt"/>
    </style:style>
    <style:style style:name="T14" style:family="text">
      <style:text-properties fo:color="#000000" fo:font-size="10pt" style:font-size-asian="10pt"/>
    </style:style>
    <style:style style:name="T15" style:family="text">
      <style:text-properties fo:color="#000000" style:font-name="Goudy Old Style" fo:font-size="10pt" style:font-size-asian="10pt"/>
    </style:style>
    <style:style style:name="T16" style:family="text">
      <style:text-properties fo:color="#000000" style:font-name="Goudy Old Style" fo:font-size="10pt" fo:font-style="italic" style:font-size-asian="10pt" style:font-style-asian="italic" style:font-style-complex="italic"/>
    </style:style>
    <style:style style:name="T17" style:family="text">
      <style:text-properties fo:color="#000000" style:font-name="Liberation Serif" fo:font-size="12pt" style:font-size-asian="12pt" style:font-size-complex="12pt"/>
    </style:style>
    <style:style style:name="T18" style:family="text">
      <style:text-properties fo:color="#000000" fo:font-style="italic" style:font-style-asian="italic" style:font-style-complex="italic"/>
    </style:style>
    <style:style style:name="T19" style:family="text">
      <style:text-properties fo:color="#000000" fo:font-style="italic" officeooo:rsid="00426d77" style:font-style-asian="italic" style:font-style-complex="italic"/>
    </style:style>
    <style:style style:name="T20" style:family="text">
      <style:text-properties fo:color="#000000" fo:font-style="italic" officeooo:rsid="0043d505" style:font-style-asian="italic" style:font-style-complex="italic"/>
    </style:style>
    <style:style style:name="T21" style:family="text">
      <style:text-properties fo:color="#000000" fo:font-style="italic" officeooo:rsid="004edc76" style:font-style-asian="italic" style:font-style-complex="italic"/>
    </style:style>
    <style:style style:name="T22" style:family="text">
      <style:text-properties fo:color="#000000" fo:font-style="italic" fo:font-weight="bold" officeooo:rsid="0043d505" style:font-style-asian="italic" style:font-weight-asian="bold" style:font-style-complex="italic" style:font-weight-complex="bold"/>
    </style:style>
    <style:style style:name="T23" style:family="text">
      <style:text-properties fo:color="#000000" fo:font-style="italic" fo:font-weight="bold" officeooo:rsid="00426d77" style:font-style-asian="italic" style:font-weight-asian="bold" style:font-style-complex="italic" style:font-weight-complex="bold"/>
    </style:style>
    <style:style style:name="T24" style:family="text">
      <style:text-properties fo:color="#000000" fo:font-style="italic" fo:font-weight="bold" officeooo:rsid="004edc76" style:font-style-asian="italic" style:font-weight-asian="bold" style:font-style-complex="italic" style:font-weight-complex="bold"/>
    </style:style>
    <style:style style:name="T25" style:family="text">
      <style:text-properties fo:color="#000000" fo:font-style="normal" officeooo:rsid="00426d77" style:font-style-asian="normal" style:font-style-complex="normal"/>
    </style:style>
    <style:style style:name="T26" style:family="text">
      <style:text-properties fo:color="#000000" fo:font-style="normal" officeooo:rsid="0043d505" style:font-style-asian="normal" style:font-style-complex="normal"/>
    </style:style>
    <style:style style:name="T27" style:family="text">
      <style:text-properties fo:color="#000000" fo:font-style="normal" officeooo:rsid="004edc76" style:font-style-asian="normal" style:font-style-complex="normal"/>
    </style:style>
    <style:style style:name="T28" style:family="text">
      <style:text-properties fo:color="#0000c0" fo:font-size="10pt" style:font-size-asian="10pt"/>
    </style:style>
    <style:style style:name="T29" style:family="text">
      <style:text-properties fo:color="#0000c0" style:font-name="Goudy Old Style" fo:font-size="10pt" fo:font-style="italic" style:font-size-asian="10pt" style:font-style-asian="italic" style:font-style-complex="italic"/>
    </style:style>
    <style:style style:name="T30" style:family="text">
      <style:text-properties fo:color="#7f0055" fo:font-size="10pt" fo:font-weight="bold" style:font-size-asian="10pt" style:font-weight-asian="bold"/>
    </style:style>
    <style:style style:name="T31" style:family="text">
      <style:text-properties fo:color="#7f0055" style:font-name="Goudy Old Style" fo:font-size="10pt" fo:font-weight="bold" style:font-size-asian="10pt" style:font-weight-asian="bold" style:font-weight-complex="normal"/>
    </style:style>
    <style:style style:name="T32" style:family="text">
      <style:text-properties fo:color="#7f0055" style:font-name="Goudy Old Style" fo:font-size="10pt" fo:font-style="italic" fo:font-weight="bold" style:font-size-asian="10pt" style:font-style-asian="italic" style:font-weight-asian="bold" style:font-style-complex="italic"/>
    </style:style>
    <style:style style:name="T33" style:family="text">
      <style:text-properties officeooo:rsid="0045f519"/>
    </style:style>
    <style:style style:name="T34" style:family="text">
      <style:text-properties officeooo:rsid="004a884b"/>
    </style:style>
    <style:style style:name="T35" style:family="text">
      <style:text-properties officeooo:rsid="004b41d8"/>
    </style:style>
    <style:style style:name="T36" style:family="text">
      <style:text-properties officeooo:rsid="004cdc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chard Idigo</text:p>
      <text:p text:style-name="P1">CS<text:span text:style-name="T1">241</text:span></text:p>
      <text:p text:style-name="P1">Professor Srinivas</text:p>
      <text:p text:style-name="P9"><text:span text:style-name="T34">DUE: October 13</text:span>, <text:span text:style-name="T11">20</text:span>14</text:p>
      <text:p text:style-name="P2"><text:tab/><text:tab/><text:tab/></text:p>
      <text:p text:style-name="P3">PROJECT <text:span text:style-name="T11">1: Shopping Cart Management</text:span></text:p>
      <text:p text:style-name="P4">Requirement: </text:p>
      <text:p text:style-name="P14">Project <text:span text:style-name="T11">1 </text:span>required that I implement <text:span text:style-name="T2">a program that acts as a shopping cart management application. The <text:s text:c="3"/>program will use a tree-map in the method discussed by you in class to to things such as add items, remove items, display the contents of the “shopping cart”, as well as display a total dollar amount for the items. The input consisted of a text file called </text:span><text:span text:style-name="T4">items </text:span><text:span text:style-name="T8">which listed the items names(string) and the items worth (int). The other file was called </text:span><text:span text:style-name="T5">orders </text:span><text:span text:style-name="T8">which consisted of shoppers doing specific actions with items, such as adding or removing items. These files were to be read in through a scanner object.</text:span></text:p>
      <text:p text:style-name="P8"/>
      <text:p text:style-name="P4">Method:</text:p>
      <text:p text:style-name="P12">For this program we were asked to utilize java's built-in tree-map to imitate shopping for items We were asked to create two tree-maps; one would represent the items in the store as keys and cost</text:p>
      <text:p text:style-name="P10"><text:span text:style-name="T6">As the value. The other was to represent the individual shoppers' names as keys, and their carts were the values. However, their carts were actually another data structure all altogether, Array-lists. </text:span><text:span text:style-name="T7">So in essence this is what I had: </text:span></text:p>
      <text:p text:style-name="P19"><text:span text:style-name="T7"><text:s/></text:span><text:span text:style-name="T14">TreeMap&lt;String, Integer&gt; </text:span><text:span text:style-name="T28">items</text:span><text:span text:style-name="T14">= </text:span><text:span text:style-name="T30">new</text:span><text:span text:style-name="T14"> TreeMap &lt;String, Integer&gt;()</text:span></text:p>
      <text:p text:style-name="P10"><text:span text:style-name="T16"><text:s/>TreeMap&lt;String, ArrayList&lt;String&gt;&gt; </text:span><text:span text:style-name="T29">carts</text:span><text:span text:style-name="T16">= </text:span><text:span text:style-name="T32">new</text:span><text:span text:style-name="T16"> TreeMap &lt;&gt;()</text:span></text:p>
      <text:p text:style-name="P15"><text:span text:style-name="T13">I</text:span><text:span text:style-name="T17"> made both global objects so they would be seen and can be used through out the whole program. I also created separate scanner objects for the items file and orders file that were called <text:s/>"itemFile" and "ordersFile" respectively. </text:span></text:p>
      <text:p text:style-name="P17"/>
      <text:p text:style-name="P5">Implementation:</text:p>
      <text:p text:style-name="P11"><text:span text:style-name="T9">F</text:span><text:span text:style-name="T10">or this project I imported the following packages: ArrayList, Treemap, Scanner. I imported all pakages <text:s/>needed for the project by doing the following: </text:span><text:span text:style-name="T31">import</text:span><text:span text:style-name="T15"> java.util.*;</text:span></text:p>
      <text:p text:style-name="P16"><text:span text:style-name="T12">So the structure of the program is as follows. <text:s/>The item file is opened via the scanner object, then a while loop goes through each line and stores the first string as a key, the second string is converted into an int and stored as the value.</text:span><text:span text:style-name="T18"> </text:span><text:span text:style-name="T25">The orders file is then opened and </text:span><text:span text:style-name="T27">g</text:span><text:span text:style-name="T25">oes through the same process. However the first string is an action that is stored as the variable </text:span><text:span text:style-name="T19">command</text:span><text:span text:style-name="T25">. The </text:span><text:span text:style-name="T19">command</text:span><text:span text:style-name="T25"> variable acts as the argument in a switch case to determine what method needs to be executed. The methods are </text:span><text:span text:style-name="T23">add, delete, </text:span><text:span text:style-name="T22">show</text:span><text:span text:style-name="T23">cart, and checkout.</text:span><text:span text:style-name="T25"> </text:span><text:span text:style-name="T22">Add</text:span><text:span text:style-name="T26"> adds an item to the specified shoppers cart, if there is no cart for that person a cart is created. </text:span><text:span text:style-name="T22">Delete</text:span><text:span text:style-name="T26"> goes through the cart to remove an item specified, if item isn't there a message is displayed. </text:span><text:span text:style-name="T24">showC</text:span><text:span text:style-name="T22">art</text:span><text:span text:style-name="T26"> displays each item in the specified person's cart with a for loop that goes through the array-list. And </text:span><text:span text:style-name="T22">checkout</text:span><text:span text:style-name="T26"> uses an accumulator variable and uses the item specified and references it to the items tree-map to get the value for that item. Once value is found it is added to the accumulator which is then printed. </text:span></text:p>
      <text:p text:style-name="P18"/>
      <text:p text:style-name="P4">Testing:</text:p>
      <text:p text:style-name="P13">To test this program I wrote certain debugging lines to figure out exactly where a problem occurred in the code. They were mostly printing statements that I would compare with handwritten results that I expected. <text:span text:style-name="T33">Based on the results of the printing statements I made adjustments to accommodate for the mistake. After I finished writing, I used the sample text files and compared your sample output to what was generated from my program. After a couple of test runs I saw that my program generated the same output as the sample. So then I tested the final text files and compared the results to my calculations by hand and verified that all was in order.</text:span></text:p>
      <text:p text:style-name="P6"><text:soft-page-break/></text:p>
      <text:p text:style-name="P6">Findings:</text:p>
      <text:p text:style-name="P7">One thing that I discovered was actually disguised as an earlier problem. Once both tree-maps were made, I didn’t know how to use the carts tree-map to reference the items tree-map. For the checkout method I needed to add up the price for each item and print the total, but was confused on how exactly to do that. However, after thinking and drawing diagrams it came to me. Both tree-maps had one thing in common, the name of the item. I used the name of the item in the cart, and utilized the tree-map method <text:span text:style-name="T3">get </text:span>to find the value for that specific object I was passing in <text:span text:style-name="T35">from the item tree-map.</text:span> It worked perfectly. <text:span text:style-name="T36">Also when I transferred my program to the putty server, I noticed that my switch statement only allowed an int for the switch argument. So I had to create an int x and create a set of if statements so that if x=1 it would go to the add method and so on for the other methods. I however did not have this problem on eclipse and was able to use a string for the switch argu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Goudy Old Style" svg:font-family="'Goudy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8:00:57.407000000</meta:creation-date>
    <dc:date>2014-10-12T13:57:12.417000000</dc:date>
    <meta:editing-duration>PT22H49M51S</meta:editing-duration>
    <meta:editing-cycles>46</meta:editing-cycles>
    <meta:generator>LibreOffice/4.2.0.4$Windows_x86 LibreOffice_project/05dceb5d363845f2cf968344d7adab8dcfb2ba71</meta:generator>
    <meta:document-statistic meta:table-count="0" meta:image-count="0" meta:object-count="0" meta:page-count="2" meta:paragraph-count="21" meta:word-count="781" meta:character-count="4448" meta:non-whitespace-character-count="3671"/>
  </office:meta>
</office:document-meta>
</file>